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2, 2021 (01:35: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pandoc</text:p>
        </text:list-item>
        <text:list-item>
          <text:p text:style-name="P19">texlive</text:p>
        </text:list-item>
        <text:list-item>
          <text:p text:style-name="P19">make</text:p>
        </text:list-item>
        <text:list-item>
          <text:p text:style-name="P19">python 3.+</text:p>
        </text:list-item>
        <text:list-item>
          <text:p text:style-name="P19">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1:35:44Z</meta:creation-date>
    <dc:date>2021-05-22T01:35:44Z</dc:date>
    <meta:user-defined meta:name="date" meta:value-type="string">May  22, 2021 (01:35: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